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Dashed_20__28_var_29_" svg:stroke-color="#ff3333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2.036cm"/>
    </style:style>
    <style:style style:name="gr4" style:family="graphic" style:parent-style-name="objectwithoutfill">
      <style:graphic-properties svg:stroke-width="0cm" draw:marker-start-width="0.2cm" draw:marker-end="Arrow" draw:marker-end-width="0.3cm" draw:fill="none" draw:textarea-horizontal-align="center" draw:textarea-vertical-align="bottom" fo:padding-top="0.125cm" fo:padding-bottom="0.125cm" fo:padding-left="0.25cm" fo:padding-right="0.25cm"/>
    </style:style>
    <style:style style:name="gr5" style:family="graphic" style:parent-style-name="standard">
      <style:graphic-properties draw:stroke="solid" draw:stroke-dash="Dashed_20__28_var_29_" svg:stroke-color="#6666ff" draw:fill="solid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botto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651cm" svg:height="1.651cm" svg:x="1.189cm" svg:y="5.615cm"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643cm" svg:height="1.651cm" svg:x="5.388cm" svg:y="5.61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0.841cm" svg:height="2.286cm" svg:x="0cm" svg:y="0cm">
          <draw:text-box>
            <text:p text:style-name="P1">Диаграмма состояний для</text:p>
            <text:p text:style-name="P1">цифр</text:p>
          </draw:text-box>
        </draw:frame>
        <draw:connector draw:style-name="gr4" draw:text-style-name="P1" draw:layer="layout" draw:type="curve" svg:x1="2.84cm" svg:y1="6.441cm" svg:x2="5.388cm" svg:y2="6.441cm" draw:start-shape="id1" draw:start-glue-point="10" draw:end-shape="id2" draw:end-glue-point="6" svg:d="m2840 6441h2548" svg:viewBox="0 0 2549 1">
          <text:p text:style-name="P1">letter</text:p>
        </draw:connector>
        <draw:custom-shape draw:style-name="gr5" draw:text-style-name="P1" xml:id="id3" draw:id="id3" draw:layer="layout" svg:width="1.651cm" svg:height="1.651cm" svg:x="8.998cm" svg:y="7.166cm">
          <text:p text:style-name="P1">a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6.21cm" svg:y1="7.266cm" svg:x2="8.998cm" svg:y2="7.992cm" draw:start-shape="id2" draw:start-glue-point="8" draw:end-shape="id3" draw:end-glue-point="6" svg:d="m6210 7266c0 484 929 726 2788 726" svg:viewBox="0 0 2789 727">
          <text:p text:style-name="P1">digit</text:p>
        </draw:connector>
        <draw:connector draw:style-name="gr7" draw:text-style-name="P1" draw:layer="layout" draw:type="curve" draw:line-skew="0cm -1.938cm" svg:x1="5.388cm" svg:y1="6.441cm" svg:x2="7.031cm" svg:y2="6.441cm" draw:start-shape="id2" draw:start-glue-point="6" draw:end-shape="id2" draw:end-glue-point="10" svg:d="m5388 6441c-753 0-502-3266 821-3266s1573 3266 822 3266" svg:viewBox="0 0 2483 3267">
          <text:p text:style-name="P1">letter</text:p>
          <text:p text:style-name="P1">digit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Linux Libertine" style:font-size-asian="24pt" style:language-asian="zh" style:country-asian="CN" style:font-name-complex="Linux Libertin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4T15:19:17.351775764</meta:creation-date>
    <dc:date>2014-03-24T16:01:55.031562479</dc:date>
    <meta:editing-duration>PT32M12S</meta:editing-duration>
    <meta:editing-cycles>19</meta:editing-cycles>
    <meta:generator>LibreOffice/4.1.4.2$Linux_X86_64 LibreOffice_project/410m0$Build-2</meta:generator>
    <meta:document-statistic meta:object-count="7"/>
  </office:meta>
</office:document-meta>
</file>